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Pictures/200000020000032D0000013B97320A40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fill="solid" draw:fill-color="#94bd5e" draw:opacity="30%" draw:textarea-horizontal-align="center" draw:textarea-vertical-align="middle" draw:shadow-opacity="30%"/>
    </style:style>
    <style:style style:name="gr4" style:family="graphic" style:parent-style-name="standard">
      <style:graphic-properties draw:fill-color="#cccc00" draw:opacity="50%" draw:textarea-horizontal-align="center" draw:textarea-vertical-align="middle" draw:shadow-opacity="50%"/>
    </style:style>
    <style:style style:name="gr5" style:family="graphic" style:parent-style-name="standard">
      <style:graphic-properties draw:fill-color="#ff6633" draw:opacity="50%" draw:textarea-horizontal-align="center" draw:textarea-vertical-align="middle" draw:shadow-opacity="50%"/>
    </style:style>
    <style:style style:name="gr6" style:family="graphic" style:parent-style-name="standard">
      <style:graphic-properties draw:fill-color="#94bd5e" draw:opacity="50%" draw:textarea-horizontal-align="center" draw:textarea-vertical-align="middle" draw:shadow-opacity="50%"/>
    </style:style>
    <style:style style:name="gr7" style:family="graphic" style:parent-style-name="standard">
      <style:graphic-properties draw:fill-color="#94bd5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39cm" fo:min-width="0cm"/>
    </style:style>
    <style:style style:name="gr14" style:family="graphic" style:parent-style-name="standard">
      <style:graphic-properties draw:fill-color="#94bd5e" draw:opacity="45%" draw:textarea-horizontal-align="center" draw:textarea-vertical-align="middle" draw:shadow-opacity="45%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3.61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title">
      <style:graphic-properties fo:min-height="3.256cm"/>
    </style:style>
    <style:style style:name="pr10" style:family="presentation" style:parent-style-name="Default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indent="0cm" style:text-autospace="none"/>
    </style:style>
    <style:style style:name="P10" style:family="paragraph">
      <style:paragraph-properties fo:margin-left="0cm" fo:margin-right="0cm" fo:text-indent="0cm" style:text-autospace="none"/>
      <style:text-properties fo:font-family="CMTT8" fo:font-size="16pt" style:font-family-asian="CMTT8" style:font-size-asian="16pt" style:font-family-complex="CMTT8" style:font-size-complex="16pt"/>
    </style:style>
    <style:style style:name="P11" style:family="paragraph">
      <style:text-properties fo:font-weight="bold" style:font-weight-asian="bold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family="CMTT8" fo:font-size="16pt" style:font-family-asian="CMTT8" style:font-size-asian="16pt" style:font-family-complex="CMTT8" style:font-size-complex="16pt"/>
    </style:style>
    <style:style style:name="T8" style:family="text">
      <style:text-properties fo:font-family="CMTT8" fo:font-size="16pt" fo:font-weight="bold" style:font-family-asian="CMTT8" style:font-size-asian="16pt" style:font-weight-asian="bold" style:font-family-complex="CMTT8" style:font-size-complex="16pt" style:font-weight-complex="bold"/>
    </style:style>
    <style:style style:name="T9" style:family="text">
      <style:text-properties fo:font-family="CMR5" fo:font-size="16pt" style:font-family-asian="CMR5" style:font-size-asian="16pt" style:font-family-complex="CMR5" style:font-size-complex="1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family="'Courier New'" style:font-family-generic="modern" style:font-pitch="fixed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855cm" svg:x="1.471cm" svg:y="3.503cm" presentation:class="title" presentation:user-transformed="true">
          <draw:text-box>
            <text:p text:style-name="P1">PGAS in the Message-Driven Execution Model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 text:style-name="P1"><text:span text:style-name="T1">Aaron Becker, Philip Miller, Laxmikant Kale</text:span></text:p>
            <text:p text:style-name="P1"><text:span text:style-name="T1">Department of Computer Science</text:span></text:p>
            <text:p text:style-name="P1"><text:span text:style-name="T1">University of Illinois at Urbana-Champaig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4cm" svg:y="0.636cm" presentation:class="title" presentation:user-transformed="true">
          <draw:text-box>
            <text:p text:style-name="P1"><text:span text:style-name="T2">Many Incomplete Languages</text:span>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General-purpose languages are problematic</text:p>
              </text:list-item>
            </text:list>
            <text:list text:style-name="L2">
              <text:list-item>
                <text:p text:style-name="P1">Simpler languages lose completeness</text:p>
              </text:list-item>
            </text:list>
            <text:list text:style-name="L3">
              <text:list-item>
                <text:list>
                  <text:list-item>
                    <text:p text:style-name="P1">Compose them!</text:p>
                  </text:list-item>
                </text:list>
              </text:list-item>
            </text:list>
            <text:list text:style-name="L2">
              <text:list-item>
                <text:p text:style-name="P1">Gain safety, targeted optimization, productiv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user-transformed="true">
            <draw:text-box>
              <text:p text:style-name="P5"><text:span text:style-name="T3">General-purpose languages are over-complicated for many application needs, unsafe, and can inhibit analysis and optimization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762cm" presentation:class="title" presentation:user-transformed="true">
          <draw:text-box>
            <text:p text:style-name="P1">Message-Driven Execution</text:p>
          </draw:text-box>
        </draw:frame>
        <draw:frame presentation:style-name="pr5" draw:text-style-name="P5" draw:layer="layout" svg:width="25.199cm" svg:height="13.609cm" svg:x="1.4cm" svg:y="3.714cm" presentation:class="outline" presentation:user-transformed="true">
          <draw:text-box>
            <text:list text:style-name="L2">
              <text:list-item>
                <text:p text:style-name="P1">Solid common baseline</text:p>
              </text:list-item>
            </text:list>
            <text:list text:style-name="L2">
              <text:list-item>
                <text:p text:style-name="P1">Inherently overlaps computation with communication</text:p>
              </text:list-item>
            </text:list>
            <text:list text:style-name="L2">
              <text:list-item>
                <text:p text:style-name="P1">Charm++ ecosystem has languages, libraries, tools, and a record of scalable applications</text:p>
              </text:list-item>
            </text:list>
          </draw:text-box>
        </draw:frame>
        <draw:frame draw:style-name="gr2" draw:text-style-name="P7" draw:layer="layout" svg:width="22.923cm" svg:height="7.698cm" svg:x="1.905cm" svg:y="12.065cm">
          <draw:image xlink:href="Pictures/200000020000032D0000013B97320A40.eps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Distributed Shared Arrays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Application usage of shared arrays have <text:span text:style-name="T4">phases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5">Jacobi relaxation: old and new, switching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><text:span text:style-name="T5">Matrix multiply: operands, resul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><text:span text:style-name="T5">etc.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5">How can we exploit this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hases in Programming Model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Identify common access modes</text:p>
              </text:list-item>
            </text:list>
            <text:list text:style-name="L2">
              <text:list-item>
                <text:p text:style-name="P1">Codify them</text:p>
              </text:list-item>
            </text:list>
            <text:list text:style-name="L2">
              <text:list-item>
                <text:p text:style-name="P1">Derive safety properties and checks</text:p>
              </text:list-item>
            </text:list>
            <text:list text:style-name="L2">
              <text:list-item>
                <text:p text:style-name="P1">Optimize with better knowled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hases in Programming Model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Read-only: cache</text:p>
              </text:list-item>
            </text:list>
            <text:list text:style-name="L2">
              <text:list-item>
                <text:p text:style-name="P1">Write-once: allocate fresh, and flush</text:p>
              </text:list-item>
            </text:list>
            <text:list text:style-name="L2">
              <text:list-item>
                <text:p text:style-name="P1">Accumulation: reduction</text:p>
              </text:list-item>
            </text:list>
            <text:list text:style-name="L2">
              <text:list-item>
                <text:p text:style-name="P1">Owner/Local: direct storage access</text:p>
              </text:list-item>
            </text:list>
            <text:list text:style-name="L2">
              <text:list-item>
                <text:p text:style-name="P1">Read-Modify-Write: cache and flus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afety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Defined phases don't race</text:p>
              </text:list-item>
            </text:list>
            <text:list text:style-name="L2">
              <text:list-item>
                <text:p text:style-name="P1">Change phases with synchroniz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Enforcement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Static checks</text:p>
              </text:list-item>
            </text:list>
            <text:list text:style-name="L3">
              <text:list-item>
                <text:list>
                  <text:list-item>
                    <text:p text:style-name="P1">encode phase in typ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>expose operations matching current phase</text:p>
                  </text:list-item>
                </text:list>
              </text:list-item>
            </text:list>
            <text:list text:style-name="L2">
              <text:list-item>
                <text:p text:style-name="P1">Dynamic checks:</text:p>
              </text:list-item>
            </text:list>
            <text:list text:style-name="L3">
              <text:list-item>
                <text:list>
                  <text:list-item>
                    <text:p text:style-name="P1">type matches current pha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>exclusivity/uniqueness isn't viol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Asynchrony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On remote access, fetch a suitable chunk into local cache</text:p>
              </text:list-item>
            </text:list>
            <text:list text:style-name="L2">
              <text:list-item>
                <text:p text:style-name="P1">Let another thread work while waiting</text:p>
              </text:list-item>
            </text:list>
            <text:list text:style-name="L5">
              <text:list-item>
                <text:list>
                  <text:list-item>
                    <text:p text:style-name="P8">Depends on overde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Jacobi</text:p>
          </draw:text-box>
        </draw:frame>
        <draw:frame presentation:style-name="pr7" draw:text-style-name="P1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9cm" svg:height="3.676cm" svg:x="1.4cm" svg:y="0.752cm" presentation:class="title" presentation:user-transformed="true">
          <draw:text-box>
            <text:p text:style-name="P1">Matrix-Matrix Multiply<text:line-break/><text:span text:style-name="T6">Two Ways</text:span></text:p>
          </draw:text-box>
        </draw:frame>
        <draw:rect draw:style-name="gr3" draw:text-style-name="P7" draw:layer="layout" svg:width="3.175cm" svg:height="4.445cm" svg:x="2.405cm" svg:y="7.62cm">
          <text:p text:style-name="P1"/>
        </draw:rect>
        <draw:rect draw:style-name="gr3" draw:text-style-name="P7" draw:layer="layout" svg:width="3.844cm" svg:height="4.411cm" svg:x="6.816cm" svg:y="7.62cm">
          <text:p text:style-name="P1"/>
        </draw:rect>
        <draw:rect draw:style-name="gr3" draw:text-style-name="P7" draw:layer="layout" svg:width="3.843cm" svg:height="3.175cm" svg:x="6.817cm" svg:y="13.357cm">
          <text:p text:style-name="P1"/>
        </draw:rect>
        <draw:rect draw:style-name="gr3" draw:text-style-name="P7" draw:layer="layout" svg:width="3.175cm" svg:height="4.445cm" svg:x="17.18cm" svg:y="7.62cm">
          <text:p text:style-name="P1"/>
        </draw:rect>
        <draw:rect draw:style-name="gr3" draw:text-style-name="P7" draw:layer="layout" svg:width="3.844cm" svg:height="4.411cm" svg:x="21.591cm" svg:y="7.62cm">
          <text:p text:style-name="P1"/>
        </draw:rect>
        <draw:rect draw:style-name="gr3" draw:text-style-name="P7" draw:layer="layout" svg:width="3.843cm" svg:height="3.175cm" svg:x="21.592cm" svg:y="13.357cm">
          <text:p text:style-name="P1"/>
        </draw:rect>
        <draw:g>
          <draw:rect draw:style-name="gr4" draw:text-style-name="P7" draw:layer="layout" svg:width="1.27cm" svg:height="1.27cm" svg:x="8.104cm" svg:y="9.65cm">
            <text:p text:style-name="P1"/>
          </draw:rect>
          <draw:rect draw:style-name="gr5" draw:text-style-name="P7" draw:layer="layout" svg:width="1.27cm" svg:height="1.27cm" svg:x="22.879cm" svg:y="9.65cm">
            <text:p text:style-name="P1"/>
          </draw:rect>
        </draw:g>
        <draw:g>
          <draw:rect draw:style-name="gr6" draw:text-style-name="P7" draw:layer="layout" svg:width="3.149cm" svg:height="1.27cm" svg:x="17.206cm" svg:y="9.65cm">
            <text:p text:style-name="P1"/>
          </draw:rect>
          <draw:rect draw:style-name="gr6" draw:text-style-name="P7" draw:layer="layout" svg:width="1.27cm" svg:height="3.175cm" svg:x="22.895cm" svg:y="13.356cm">
            <text:p text:style-name="P1"/>
          </draw:rect>
        </draw:g>
        <draw:g>
          <draw:rect draw:style-name="gr7" draw:text-style-name="P7" draw:layer="layout" svg:width="1.27cm" svg:height="3.175cm" svg:x="8.195cm" svg:y="13.355cm">
            <text:p text:style-name="P1"/>
          </draw:rect>
          <draw:rect draw:style-name="gr7" draw:text-style-name="P7" draw:layer="layout" svg:width="3.175cm" svg:height="1.27cm" svg:x="2.405cm" svg:y="9.65cm">
            <text:p text:style-name="P1"/>
          </draw:rect>
          <draw:rect draw:style-name="gr7" draw:text-style-name="P7" draw:layer="layout" svg:width="1.27cm" svg:height="1.27cm" svg:x="17.18cm" svg:y="9.65cm">
            <text:p text:style-name="P1"/>
          </draw:rect>
          <draw:rect draw:style-name="gr7" draw:text-style-name="P7" draw:layer="layout" svg:width="1.27cm" svg:height="1.29cm" svg:x="22.895cm" svg:y="15.24cm">
            <text:p text:style-name="P1"/>
          </draw:rect>
        </draw:g>
        <draw:g>
          <draw:frame draw:style-name="gr8" draw:layer="layout" svg:width="2.009cm" svg:height="1.038cm" svg:x="2.867cm" svg:y="13.877cm">
            <draw:text-box>
              <text:p text:style-name="P1">Read</text:p>
            </draw:text-box>
          </draw:frame>
          <draw:frame draw:style-name="gr8" draw:layer="layout" svg:width="2.009cm" svg:height="1.038cm" svg:x="17.672cm" svg:y="13.97cm">
            <draw:text-box>
              <text:p text:style-name="P1">Read</text:p>
            </draw:text-box>
          </draw:frame>
          <draw:line draw:style-name="gr9" draw:text-style-name="P7" draw:layer="layout" svg:x1="3.81cm" svg:y1="13.97cm" svg:x2="3.81cm" svg:y2="10.795cm">
            <text:p text:style-name="P1"/>
          </draw:line>
          <draw:line draw:style-name="gr9" draw:text-style-name="P7" draw:layer="layout" svg:x1="5.08cm" svg:y1="14.605cm" svg:x2="8.255cm" svg:y2="15.24cm">
            <text:p text:style-name="P1"/>
          </draw:line>
          <draw:line draw:style-name="gr9" draw:text-style-name="P7" draw:layer="layout" svg:x1="19.781cm" svg:y1="14.606cm" svg:x2="22.86cm" svg:y2="15.875cm">
            <text:p text:style-name="P1"/>
          </draw:line>
          <draw:line draw:style-name="gr9" draw:text-style-name="P7" draw:layer="layout" svg:x1="18.415cm" svg:y1="13.97cm" svg:x2="17.78cm" svg:y2="10.795cm">
            <text:p text:style-name="P1"/>
          </draw:line>
        </draw:g>
        <draw:g>
          <draw:frame draw:style-name="gr10" draw:text-style-name="P1" draw:layer="layout" svg:width="2.54cm" svg:height="1.038cm" svg:x="7.92cm" svg:y="6.022cm">
            <draw:text-box>
              <text:p text:style-name="P1">Write </text:p>
            </draw:text-box>
          </draw:frame>
          <draw:frame draw:style-name="gr8" draw:layer="layout" svg:width="3.982cm" svg:height="1.038cm" svg:x="21.69cm" svg:y="6.022cm">
            <draw:text-box>
              <text:p text:style-name="P1">Accumulate </text:p>
            </draw:text-box>
          </draw:frame>
          <draw:line draw:style-name="gr9" draw:text-style-name="P7" draw:layer="layout" svg:x1="8.79cm" svg:y1="6.985cm" svg:x2="8.79cm" svg:y2="9.525cm">
            <text:p text:style-name="P1"/>
          </draw:line>
          <draw:line draw:style-name="gr9" draw:text-style-name="P7" draw:layer="layout" svg:x1="23.495cm" svg:y1="6.985cm" svg:x2="23.495cm" svg:y2="9.525cm">
            <text:p text:style-name="P1"/>
          </draw:line>
        </draw:g>
        <draw:frame draw:style-name="gr8" draw:layer="layout" svg:width="0.925cm" svg:height="1.038cm" svg:x="9.525cm" svg:y="17.145cm">
          <draw:text-box>
            <text:p text:style-name="P1">B</text:p>
          </draw:text-box>
        </draw:frame>
        <draw:frame draw:style-name="gr11" draw:text-style-name="P1" draw:layer="layout" svg:width="0.959cm" svg:height="1.038cm" svg:x="11.106cm" svg:y="7.927cm">
          <draw:text-box>
            <text:p text:style-name="P1">C</text:p>
          </draw:text-box>
        </draw:frame>
        <draw:frame draw:style-name="gr12" draw:text-style-name="P1" draw:layer="layout" svg:width="0.925cm" svg:height="1.038cm" svg:x="1.07cm" svg:y="7.926cm">
          <draw:text-box>
            <text:p text:style-name="P1">A</text:p>
          </draw:text-box>
        </draw:frame>
        <draw:frame draw:style-name="gr11" draw:text-style-name="P1" draw:layer="layout" svg:width="0.959cm" svg:height="1.038cm" svg:x="25.907cm" svg:y="7.928cm">
          <draw:text-box>
            <text:p text:style-name="P1">C</text:p>
          </draw:text-box>
        </draw:frame>
        <draw:frame draw:style-name="gr8" draw:layer="layout" svg:width="0.925cm" svg:height="1.038cm" svg:x="24.326cm" svg:y="17.146cm">
          <draw:text-box>
            <text:p text:style-name="P1">B</text:p>
          </draw:text-box>
        </draw:frame>
        <draw:frame draw:style-name="gr12" draw:text-style-name="P1" draw:layer="layout" svg:width="0.925cm" svg:height="1.038cm" svg:x="15.871cm" svg:y="7.926cm">
          <draw:text-box>
            <text:p text:style-name="P1">A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9cm" svg:height="3.676cm" svg:x="1.4cm" svg:y="0.752cm" presentation:class="title" presentation:user-transformed="true">
          <draw:text-box>
            <text:p text:style-name="P1">Matrix-Matrix Multiply<text:line-break/><text:span text:style-name="T6">In code</text:span></text:p>
          </draw:text-box>
        </draw:frame>
        <draw:frame draw:style-name="gr13" draw:text-style-name="P10" draw:layer="layout" svg:width="25.402cm" svg:height="16.64cm" svg:x="2.54cm" svg:y="4.48cm">
          <draw:text-box>
            <text:p text:style-name="P9"><text:span text:style-name="T7">typedef MSA2D&lt;double, MSA_NullA&lt;double&gt;, 5000,MSA_ROW_MAJOR&gt; MSA2DRowMjr;</text:span></text:p>
            <text:p text:style-name="P9"><text:span text:style-name="T7">typedef MSA2D&lt;double, MSA_SumA&lt;double&gt;, 5000,MSA_COL_MAJOR&gt; MSA2DColMjr;</text:span></text:p>
            <text:p text:style-name="P9"><text:span text:style-name="T7"/></text:p>
            <text:p text:style-name="P9"><text:span text:style-name="T7">MSA2DRowMjr arr1(ROWS1, COLS1, NUMWORKERS, cacheSize1); // row major</text:span></text:p>
            <text:p text:style-name="P9"><text:span text:style-name="T7">MSA2DColMjr arr2(ROWS2, COLS2, NUMWORKERS, cacheSize2); // column major</text:span></text:p>
            <text:p text:style-name="P9"><text:span text:style-name="T7">MSA2DRowMjr prod(ROWS1, COLS2, NUMWORKERS, cacheSize3); //product matrix</text:span></text:p>
            <text:p text:style-name="P9"><text:span text:style-name="T7"/></text:p>
            <text:p text:style-name="P9"><text:span text:style-name="T8">for</text:span><text:span text:style-name="T7">(unsigned int c = 0; c &lt; COLS2; c++) {</text:span></text:p>
            <text:p text:style-name="P9"><text:span text:style-name="T7"><text:s text:c="2"/></text:span><text:span text:style-name="T7">// Each thread computes a subset of rows of product matrix</text:span></text:p>
            <text:p text:style-name="P9"><text:span text:style-name="T7"><text:s text:c="2"/></text:span><text:span text:style-name="T8">for</text:span><text:span text:style-name="T7">(unsigned int r = </text:span><text:span text:style-name="T8">row_begin</text:span><text:span text:style-name="T7">; r &lt;= </text:span><text:span text:style-name="T8">row_end</text:span><text:span text:style-name="T7">; r++) {</text:span></text:p>
            <text:p text:style-name="P9"><text:span text:style-name="T7"><text:s text:c="2"/></text:span><text:span text:style-name="T7">double result = 0.0;</text:span></text:p>
            <text:p text:style-name="P9"><text:span text:style-name="T7"><text:s text:c="4"/></text:span><text:span text:style-name="T8">for</text:span><text:span text:style-name="T7">(unsigned int k = 0; k &lt; cols1; k++)</text:span></text:p>
            <text:p text:style-name="P9"><text:span text:style-name="T9"><text:s text:c="6"/></text:span><text:span text:style-name="T8">result += arr1[r][k] * arr2[k][c];</text:span></text:p>
            <text:p text:style-name="P9"><text:span text:style-name="T7"/></text:p>
            <text:p text:style-name="P9"><text:span text:style-name="T7"><text:s text:c="4"/></text:span><text:span text:style-name="T8">prod[r][c] = result;</text:span></text:p>
            <text:p text:style-name="P9"><text:span text:style-name="T9"><text:s text:c="2"/></text:span><text:span text:style-name="T7">}</text:span></text:p>
            <text:p text:style-name="P9"><text:span text:style-name="T7">}</text:span></text:p>
            <text:p text:style-name="P9"><text:span text:style-name="T7"/></text:p>
            <text:p text:style-name="P9"><text:span text:style-name="T8">prod.sync();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</draw:text-box>
        </draw:frame>
        <draw:g>
          <draw:rect draw:style-name="gr14" draw:text-style-name="P7" draw:layer="layout" svg:width="24.13cm" svg:height="4.445cm" svg:x="1.905cm" svg:y="4.61cm">
            <text:p text:style-name="P1"/>
          </draw:rect>
          <draw:frame draw:style-name="gr8" draw:text-style-name="P11" draw:layer="layout" svg:width="4.181cm" svg:height="1.072cm" svg:x="22.225cm" svg:y="9.362cm">
            <draw:text-box>
              <text:p text:style-name="P1"><text:span text:style-name="T10">Initialization</text:span></text:p>
            </draw:text-box>
          </draw:frame>
        </draw:g>
        <draw:g>
          <draw:rect draw:style-name="gr6" draw:text-style-name="P7" draw:layer="layout" svg:width="10.16cm" svg:height="1.27cm" svg:x="3.81cm" svg:y="12.23cm">
            <text:p text:style-name="P1"/>
          </draw:rect>
          <draw:frame draw:style-name="gr8" draw:text-style-name="P11" draw:layer="layout" svg:width="8.554cm" svg:height="1.072cm" svg:x="14.17cm" svg:y="12.33cm">
            <draw:text-box>
              <text:p text:style-name="P1"><text:span text:style-name="T10">Thread-local accumulation</text:span></text:p>
            </draw:text-box>
          </draw:frame>
        </draw:g>
        <draw:g>
          <draw:rect draw:style-name="gr6" draw:text-style-name="P7" draw:layer="layout" svg:width="5.75cm" svg:height="1.27cm" svg:x="2.94cm" svg:y="14.905cm">
            <text:p text:style-name="P1"/>
          </draw:rect>
          <draw:frame draw:style-name="gr8" draw:text-style-name="P11" draw:layer="layout" svg:width="7.424cm" svg:height="1.072cm" svg:x="9cm" svg:y="15.105cm">
            <draw:text-box>
              <text:p text:style-name="P1"><text:span text:style-name="T10">Global memory access</text:span></text:p>
            </draw:text-box>
          </draw:frame>
        </draw:g>
        <draw:g>
          <draw:rect draw:style-name="gr6" draw:text-style-name="P7" draw:layer="layout" svg:width="3.845cm" svg:height="1.27cm" svg:x="2.505cm" svg:y="17.945cm">
            <text:p text:style-name="P1"/>
          </draw:rect>
          <draw:frame draw:style-name="gr8" draw:text-style-name="P11" draw:layer="layout" svg:width="8.634cm" svg:height="1.072cm" svg:x="6.585cm" svg:y="18.132cm">
            <draw:text-box>
              <text:p text:style-name="P1"><text:span text:style-name="T10">New phase for matrix </text:span><text:span text:style-name="T11">prod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1" draw:layer="layout" svg:width="25.199cm" svg:height="3.507cm" svg:x="1.4cm" svg:y="0.837cm" presentation:class="title">
          <draw:text-box>
            <text:p text:style-name="P1">Molecular Dynamics</text:p>
          </draw:text-box>
        </draw:frame>
        <draw:frame presentation:style-name="pr7" draw:text-style-name="P1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>
          <draw:text-box>
            <text:p text:style-name="P1">Optimization</text:p>
          </draw:text-box>
        </draw:frame>
        <draw:frame presentation:style-name="pr10" draw:text-style-name="P5" draw:layer="layout" svg:width="25.199cm" svg:height="13.61cm" svg:x="1.4cm" svg:y="4.914cm" presentation:class="outline">
          <draw:text-box>
            <text:list text:style-name="L5">
              <text:list-item>
                <text:p text:style-name="P5">Prefetching and cache control</text:p>
              </text:list-item>
            </text:list>
            <text:list text:style-name="L5">
              <text:list-item>
                <text:p text:style-name="P5">Compile-time</text:p>
              </text:list-item>
            </text:list>
            <text:list text:style-name="L5">
              <text:list-item>
                <text:list>
                  <text:list-item>
                    <text:p text:style-name="P8">Access check elimina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trip-mining</text:p>
                  </text:list-item>
                </text:list>
              </text:list-item>
            </text:list>
            <text:list text:style-name="L5">
              <text:list-item>
                <text:p text:style-name="P5">Run-time</text:p>
              </text:list-item>
            </text:list>
            <text:list text:style-name="L5">
              <text:list-item>
                <text:list>
                  <text:list-item>
                    <text:p text:style-name="P8">Communication pattern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Usage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Philip Miller</meta:initial-creator>
    <meta:creation-date>2009-06-04T18:38:24</meta:creation-date>
    <dc:creator>Philip Miller</dc:creator>
    <dc:date>2009-06-05T19:09:49</dc:date>
    <meta:editing-cycles>8</meta:editing-cycles>
    <meta:editing-duration>PT16H46M56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